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b1" table:style-name="ta1">
        <table:shapes>
          <draw:frame draw:z-index="0" draw:style-name="gr1" draw:text-style-name="P1" svg:width="16.018cm" svg:height="9.009cm" svg:x="19.549cm" svg:y="9.504cm">
            <draw:object draw:notify-on-update-of-ranges="Lab1.C1:Lab1.C78 Lab1.E15:Lab1.E15 Lab1.D1:Lab1.D78 Lab1.C78:Lab1.C139 Lab1.E79:Lab1.E79 Lab1.D78:Lab1.D1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9.332cm" svg:y="0.293cm">
            <draw:object draw:notify-on-update-of-ranges="Lab1.A1:Lab1.A78 Lab1.E25:Lab1.E25 Lab1.B1:Lab1.B78 Lab1.A78:Lab1.A139 Lab1.E91:Lab1.E91 Lab1.B78:Lab1.B1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0647" calcext:value-type="float">
            <text:p>0.000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0188" calcext:value-type="float">
            <text:p>0.02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4608" calcext:value-type="float">
            <text:p>0.034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6958" calcext:value-type="float">
            <text:p>0.036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2424" calcext:value-type="float">
            <text:p>0.062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3113" calcext:value-type="float">
            <text:p>0.063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96551" calcext:value-type="float">
            <text:p>0.096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99285" calcext:value-type="float">
            <text:p>0.099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01545" calcext:value-type="float">
            <text:p>0.101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04294" calcext:value-type="float">
            <text:p>0.104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21242" calcext:value-type="float">
            <text:p>0.12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71644" calcext:value-type="float">
            <text:p>0.17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95454" calcext:value-type="float">
            <text:p>0.195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0905" calcext:value-type="float">
            <text:p>0.080905</text:p>
          </table:table-cell>
          <table:table-cell office:value-type="float" office:value="0.000289" calcext:value-type="float">
            <text:p>0.00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05" calcext:value-type="float">
            <text:p>0.00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2457" calcext:value-type="float">
            <text:p>0.042457</text:p>
          </table:table-cell>
          <table:table-cell office:value-type="float" office:value="0.000418" calcext:value-type="float">
            <text:p>0.00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5407" calcext:value-type="float">
            <text:p>0.005407</text:p>
          </table:table-cell>
          <table:table-cell office:value-type="float" office:value="0.001827" calcext:value-type="float">
            <text:p>0.00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19016" calcext:value-type="float">
            <text:p>0.119016</text:p>
          </table:table-cell>
          <table:table-cell office:value-type="float" office:value="0.004384" calcext:value-type="float">
            <text:p>0.00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7217" calcext:value-type="float">
            <text:p>0.007217</text:p>
          </table:table-cell>
          <table:table-cell office:value-type="float" office:value="0.007372" calcext:value-type="float">
            <text:p>0.007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4932" calcext:value-type="float">
            <text:p>0.024932</text:p>
          </table:table-cell>
          <table:table-cell office:value-type="float" office:value="0.00864" calcext:value-type="float">
            <text:p>0.0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0858" calcext:value-type="float">
            <text:p>0.060858</text:p>
          </table:table-cell>
          <table:table-cell office:value-type="float" office:value="0.010034" calcext:value-type="float">
            <text:p>0.01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13334" calcext:value-type="float">
            <text:p>0.013334</text:p>
          </table:table-cell>
          <table:table-cell office:value-type="float" office:value="0.014461" calcext:value-type="float">
            <text:p>0.01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4426" calcext:value-type="float">
            <text:p>0.044426</text:p>
          </table:table-cell>
          <table:table-cell office:value-type="float" office:value="0.015719" calcext:value-type="float">
            <text:p>0.01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28" calcext:value-type="float">
            <text:p>0.0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29648" calcext:value-type="float">
            <text:p>0.129648</text:p>
          </table:table-cell>
          <table:table-cell office:value-type="float" office:value="0.020079" calcext:value-type="float">
            <text:p>0.02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1586" calcext:value-type="float">
            <text:p>0.041586</text:p>
          </table:table-cell>
          <table:table-cell office:value-type="float" office:value="0.021497" calcext:value-type="float">
            <text:p>0.02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017" calcext:value-type="float">
            <text:p>0.03017</text:p>
          </table:table-cell>
          <table:table-cell office:value-type="float" office:value="0.022645" calcext:value-type="float">
            <text:p>0.022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8296" calcext:value-type="float">
            <text:p>0.058296</text:p>
          </table:table-cell>
          <table:table-cell office:value-type="float" office:value="0.028029" calcext:value-type="float">
            <text:p>0.028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0049" calcext:value-type="float">
            <text:p>0.050049</text:p>
          </table:table-cell>
          <table:table-cell office:value-type="float" office:value="0.031839" calcext:value-type="float">
            <text:p>0.031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7388" calcext:value-type="float">
            <text:p>0.057388</text:p>
          </table:table-cell>
          <table:table-cell office:value-type="float" office:value="0.034457" calcext:value-type="float">
            <text:p>0.03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8861" calcext:value-type="float">
            <text:p>0.068861</text:p>
          </table:table-cell>
          <table:table-cell office:value-type="float" office:value="0.035514" calcext:value-type="float">
            <text:p>0.03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4231" calcext:value-type="float">
            <text:p>0.024231</text:p>
          </table:table-cell>
          <table:table-cell office:value-type="float" office:value="0.036006" calcext:value-type="float">
            <text:p>0.03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4515" calcext:value-type="float">
            <text:p>0.034515</text:p>
          </table:table-cell>
          <table:table-cell office:value-type="float" office:value="0.038786" calcext:value-type="float">
            <text:p>0.038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6672" calcext:value-type="float">
            <text:p>0.086672</text:p>
          </table:table-cell>
          <table:table-cell office:value-type="float" office:value="0.039403" calcext:value-type="float">
            <text:p>0.039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6564" calcext:value-type="float">
            <text:p>0.036564</text:p>
          </table:table-cell>
          <table:table-cell office:value-type="float" office:value="0.042761" calcext:value-type="float">
            <text:p>0.042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3562" calcext:value-type="float">
            <text:p>0.053562</text:p>
          </table:table-cell>
          <table:table-cell office:value-type="float" office:value="0.04356" calcext:value-type="float">
            <text:p>0.0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78886" calcext:value-type="float">
            <text:p>0.078886</text:p>
          </table:table-cell>
          <table:table-cell office:value-type="float" office:value="0.052327" calcext:value-type="float">
            <text:p>0.05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72861" calcext:value-type="float">
            <text:p>0.072861</text:p>
          </table:table-cell>
          <table:table-cell office:value-type="float" office:value="0.054311" calcext:value-type="float">
            <text:p>0.054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4743" calcext:value-type="float">
            <text:p>0.084743</text:p>
          </table:table-cell>
          <table:table-cell office:value-type="float" office:value="0.056098" calcext:value-type="float">
            <text:p>0.05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3862" calcext:value-type="float">
            <text:p>0.083862</text:p>
          </table:table-cell>
          <table:table-cell office:value-type="float" office:value="0.057337" calcext:value-type="float">
            <text:p>0.05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1136" calcext:value-type="float">
            <text:p>0.081136</text:p>
          </table:table-cell>
          <table:table-cell office:value-type="float" office:value="0.058285" calcext:value-type="float">
            <text:p>0.058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18873" calcext:value-type="float">
            <text:p>0.118873</text:p>
          </table:table-cell>
          <table:table-cell office:value-type="float" office:value="0.069845" calcext:value-type="float">
            <text:p>0.069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348" calcext:value-type="float">
            <text:p>0.070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1262" calcext:value-type="float">
            <text:p>0.051262</text:p>
          </table:table-cell>
          <table:table-cell office:value-type="float" office:value="0.072993" calcext:value-type="float">
            <text:p>0.07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3758" calcext:value-type="float">
            <text:p>0.083758</text:p>
          </table:table-cell>
          <table:table-cell office:value-type="float" office:value="0.076241" calcext:value-type="float">
            <text:p>0.076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348" calcext:value-type="float">
            <text:p>0.08348</text:p>
          </table:table-cell>
          <table:table-cell office:value-type="float" office:value="0.083621" calcext:value-type="float">
            <text:p>0.083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1167" calcext:value-type="float">
            <text:p>0.14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628" calcext:value-type="float">
            <text:p>0.14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418" calcext:value-type="float">
            <text:p>0.06241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229" calcext:value-type="float">
            <text:p>0.08229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1781" calcext:value-type="float">
            <text:p>0.001781</text:p>
          </table:table-cell>
          <table:table-cell office:value-type="float" office:value="0.022776" calcext:value-type="float">
            <text:p>0.022776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0873" calcext:value-type="float">
            <text:p>0.020873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3806" calcext:value-type="float">
            <text:p>0.053806</text:p>
          </table:table-cell>
          <table:table-cell office:value-type="float" office:value="0.042067" calcext:value-type="float">
            <text:p>0.042067</text:p>
          </table:table-cell>
          <table:table-cell office:value-type="float" office:value="0.006202" calcext:value-type="float">
            <text:p>0.006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6582" calcext:value-type="float">
            <text:p>0.046582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0.024528" calcext:value-type="float">
            <text:p>0.024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58" calcext:value-type="float">
            <text:p>0.000058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0" calcext:value-type="float">
            <text:p>0</text:p>
          </table:table-cell>
          <table:table-cell office:value-type="float" office:value="0.000086" calcext:value-type="float">
            <text:p>0.000086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2565" calcext:value-type="float">
            <text:p>0.08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5" calcext:value-type="float">
            <text:p>0.000095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043" calcext:value-type="float">
            <text:p>0.018043</text:p>
          </table:table-cell>
          <table:table-cell office:value-type="float" office:value="0" calcext:value-type="float">
            <text:p>0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349" calcext:value-type="float">
            <text:p>0.04349</text:p>
          </table:table-cell>
          <table:table-cell office:value-type="float" office:value="0.045901" calcext:value-type="float">
            <text:p>0.0459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253" calcext:value-type="float">
            <text:p>0.000253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0542" calcext:value-type="float">
            <text:p>0.020542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0" calcext:value-type="float">
            <text:p>0</text:p>
          </table:table-cell>
          <table:table-cell office:value-type="float" office:value="0.00112" calcext:value-type="float">
            <text:p>0.00112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7631" calcext:value-type="float">
            <text:p>0.07631</text:p>
          </table:table-cell>
          <table:table-cell office:value-type="float" office:value="0.054772" calcext:value-type="float">
            <text:p>0.054772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24127" calcext:value-type="float">
            <text:p>0.024127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" calcext:value-type="float">
            <text:p>0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074" calcext:value-type="float">
            <text:p>0.012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421" calcext:value-type="float">
            <text:p>0.012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295" calcext:value-type="float">
            <text:p>0.014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907" calcext:value-type="float">
            <text:p>0.015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0362" calcext:value-type="float">
            <text:p>0.020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5996" calcext:value-type="float">
            <text:p>0.025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184" calcext:value-type="float">
            <text:p>0.04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7689" calcext:value-type="float">
            <text:p>0.07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8564" calcext:value-type="float">
            <text:p>0.038564</text:p>
          </table:table-cell>
          <table:table-cell office:value-type="float" office:value="0.000011" calcext:value-type="float">
            <text:p>0.00001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057" calcext:value-type="float">
            <text:p>0.014057</text:p>
          </table:table-cell>
          <table:table-cell office:value-type="float" office:value="0.000456" calcext:value-type="float">
            <text:p>0.000456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607" calcext:value-type="float">
            <text:p>0.000607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367" calcext:value-type="float">
            <text:p>0.013367</text:p>
          </table:table-cell>
          <table:table-cell office:value-type="float" office:value="0.022021" calcext:value-type="float">
            <text:p>0.02202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05822" calcext:value-type="float">
            <text:p>0.005822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34424" calcext:value-type="float">
            <text:p>0.034424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996" calcext:value-type="float">
            <text:p>0.016996</text:p>
          </table:table-cell>
          <table:table-cell office:value-type="float" office:value="0.039317" calcext:value-type="float">
            <text:p>0.039317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53091" calcext:value-type="float">
            <text:p>0.05309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854" calcext:value-type="float">
            <text:p>0.010854</text:p>
          </table:table-cell>
          <table:table-cell office:value-type="float" office:value="0.081341" calcext:value-type="float">
            <text:p>0.08134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8627" calcext:value-type="float">
            <text:p>0.018627</text:p>
          </table:table-cell>
          <table:table-cell office:value-type="float" office:value="0.087253" calcext:value-type="float">
            <text:p>0.087253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9455" calcext:value-type="float">
            <text:p>0.09455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0.097141" calcext:value-type="float">
            <text:p>0.09714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25075" calcext:value-type="float">
            <text:p>0.025075</text:p>
          </table:table-cell>
          <table:table-cell office:value-type="float" office:value="0.010433" calcext:value-type="float">
            <text:p>0.010433</text:p>
          </table:table-cell>
          <table:table-cell office:value-type="float" office:value="0.010207" calcext:value-type="float">
            <text:p>0.010207</text:p>
          </table:table-cell>
          <table:table-cell office:value-type="float" office:value="0.099941" calcext:value-type="float">
            <text:p>0.09994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0.100145" calcext:value-type="float">
            <text:p>0.100145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626" calcext:value-type="float">
            <text:p>0.014626</text:p>
          </table:table-cell>
          <table:table-cell office:value-type="float" office:value="0.105602" calcext:value-type="float">
            <text:p>0.105602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111719" calcext:value-type="float">
            <text:p>0.111719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18744" calcext:value-type="float">
            <text:p>0.018744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0322" calcext:value-type="float">
            <text:p>0.010322</text:p>
          </table:table-cell>
          <table:table-cell office:value-type="float" office:value="0.112535" calcext:value-type="float">
            <text:p>0.112535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654" calcext:value-type="float">
            <text:p>0.013654</text:p>
          </table:table-cell>
          <table:table-cell office:value-type="float" office:value="0.127887" calcext:value-type="float">
            <text:p>0.127887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133303" calcext:value-type="float">
            <text:p>0.133303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5803" calcext:value-type="float">
            <text:p>0.025803</text:p>
          </table:table-cell>
          <table:table-cell office:value-type="float" office:value="0.133486" calcext:value-type="float">
            <text:p>0.133486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12403" calcext:value-type="float">
            <text:p>0.012403</text:p>
          </table:table-cell>
          <table:table-cell office:value-type="float" office:value="0.008151" calcext:value-type="float">
            <text:p>0.008151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0.135158" calcext:value-type="float">
            <text:p>0.135158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236" calcext:value-type="float">
            <text:p>0.016236</text:p>
          </table:table-cell>
          <table:table-cell office:value-type="float" office:value="0.137968" calcext:value-type="float">
            <text:p>0.137968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752" calcext:value-type="float">
            <text:p>0.013752</text:p>
          </table:table-cell>
          <table:table-cell office:value-type="float" office:value="0.149074" calcext:value-type="float">
            <text:p>0.149074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65613" calcext:value-type="float">
            <text:p>0.165613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24877" calcext:value-type="float">
            <text:p>0.024877</text:p>
          </table:table-cell>
          <table:table-cell office:value-type="float" office:value="0" calcext:value-type="float">
            <text:p>0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169589" calcext:value-type="float">
            <text:p>0.169589</text:p>
          </table:table-cell>
          <table:table-cell office:value-type="string" calcext:value-type="string">
            <text:p>Homer</text:p>
          </table:table-cell>
        </table:table-row>
      </table:table>
      <table:table table:name="Lab2" table:style-name="ta1">
        <table:shapes>
          <draw:frame draw:z-index="0" draw:style-name="gr1" draw:text-style-name="P1" svg:width="15.999cm" svg:height="8.999cm" svg:x="16.361cm" svg:y="0.371cm">
            <draw:object draw:notify-on-update-of-ranges="Lab2.A1:Lab2.A61 Lab2.G45:Lab2.G45 Lab2.B1:Lab2.B61 Lab2.A61:Lab2.A139 Lab2.G62:Lab2.G62 Lab2.B61:Lab2.B139 Lab2.A140:Lab2.A172 Lab2.G147:Lab2.G147 Lab2.B140:Lab2.B172 Lab2.A173:Lab2.A252 Lab2.G252:Lab2.G252 Lab2.B173:Lab2.B252 Lab2.A253:Lab2.A287 Lab2.G253:Lab2.G253 Lab2.B253:Lab2.B28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009cm" svg:height="9.009cm" svg:x="16.421cm" svg:y="9.551cm">
            <draw:object draw:notify-on-update-of-ranges="Lab2.G172:Lab2.G172 Lab2.D140:Lab2.D172 Lab2.C140:Lab2.C172 Lab2.C173:Lab2.C252 Lab2.G240:Lab2.G240 Lab2.D173:Lab2.D252 Lab2.G253:Lab2.G253 Lab2.D253:Lab2.D287 Lab2.C253:Lab2.C287 Lab2.C62:Lab2.C139 Lab2.G134:Lab2.G134 Lab2.D62:Lab2.D139 Lab2.C1:Lab2.C61 Lab2.G48:Lab2.G48 Lab2.D1:Lab2.D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6.399cm" svg:y="19.246cm">
            <draw:object draw:notify-on-update-of-ranges="Lab2.E1:Lab2.E61 Lab2.G1:Lab2.G1 Lab2.F1:Lab2.F61 Lab2.E173:Lab2.E252 Lab2.G173:Lab2.G173 Lab2.F173:Lab2.F252 Lab2.E253:Lab2.E287 Lab2.G253:Lab2.G253 Lab2.F253:Lab2.F287 Lab2.E62:Lab2.E139 Lab2.G62:Lab2.G62 Lab2.F62:Lab2.G139 Lab2.G140:Lab2.G140 Lab2.F140:Lab2.F172 Lab2.E140:Lab2.E1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16" table:default-cell-style-name="Default"/>
        <table:table-row table:style-name="ro1">
          <table:table-cell office:value-type="float" office:value="0.024877" calcext:value-type="float">
            <text:p>0.024877</text:p>
          </table:table-cell>
          <table:table-cell office:value-type="float" office:value="0" calcext:value-type="float">
            <text:p>0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169589" calcext:value-type="float">
            <text:p>0.16958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966" calcext:value-type="float">
            <text:p>0.0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184" calcext:value-type="float">
            <text:p>0.0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854" calcext:value-type="float">
            <text:p>0.010854</text:p>
          </table:table-cell>
          <table:table-cell office:value-type="float" office:value="0.081341" calcext:value-type="float">
            <text:p>0.0813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8627" calcext:value-type="float">
            <text:p>0.018627</text:p>
          </table:table-cell>
          <table:table-cell office:value-type="float" office:value="0.087253" calcext:value-type="float">
            <text:p>0.087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0.097141" calcext:value-type="float">
            <text:p>0.0971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8564" calcext:value-type="float">
            <text:p>0.03856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0.100145" calcext:value-type="float">
            <text:p>0.100145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office:value-type="float" office:value="0.005822" calcext:value-type="float">
            <text:p>0.005822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34424" calcext:value-type="float">
            <text:p>0.03442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office:value-type="float" office:value="0.018744" calcext:value-type="float">
            <text:p>0.018744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0322" calcext:value-type="float">
            <text:p>0.010322</text:p>
          </table:table-cell>
          <table:table-cell office:value-type="float" office:value="0.112535" calcext:value-type="float">
            <text:p>0.1125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752" calcext:value-type="float">
            <text:p>0.013752</text:p>
          </table:table-cell>
          <table:table-cell office:value-type="float" office:value="0.149074" calcext:value-type="float">
            <text:p>0.149074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" calcext:value-type="float">
            <text:p>0</text:p>
          </table:table-cell>
          <table:table-cell office:value-type="float" office:value="0.006195" calcext:value-type="float">
            <text:p>0.006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0" calcext:value-type="float">
            <text:p>0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057" calcext:value-type="float">
            <text:p>0.014057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r</text:p>
          </table:table-cell>
          <table:table-cell table:number-columns-repeated="8"/>
          <table:table-cell office:value-type="string" calcext:value-type="string">
            <text:p>$Lab2.$A$253:$A$2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295" calcext:value-type="float">
            <text:p>0.014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236" calcext:value-type="float">
            <text:p>0.016236</text:p>
          </table:table-cell>
          <table:table-cell office:value-type="float" office:value="0.137968" calcext:value-type="float">
            <text:p>0.1379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office:value-type="float" office:value="0.025075" calcext:value-type="float">
            <text:p>0.025075</text:p>
          </table:table-cell>
          <table:table-cell office:value-type="float" office:value="0.010433" calcext:value-type="float">
            <text:p>0.010433</text:p>
          </table:table-cell>
          <table:table-cell office:value-type="float" office:value="0.010207" calcext:value-type="float">
            <text:p>0.010207</text:p>
          </table:table-cell>
          <table:table-cell office:value-type="float" office:value="0.099941" calcext:value-type="float">
            <text:p>0.0999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654" calcext:value-type="float">
            <text:p>0.013654</text:p>
          </table:table-cell>
          <table:table-cell office:value-type="float" office:value="0.127887" calcext:value-type="float">
            <text:p>0.127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626" calcext:value-type="float">
            <text:p>0.014626</text:p>
          </table:table-cell>
          <table:table-cell office:value-type="float" office:value="0.105602" calcext:value-type="float">
            <text:p>0.105602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5803" calcext:value-type="float">
            <text:p>0.025803</text:p>
          </table:table-cell>
          <table:table-cell office:value-type="float" office:value="0.133486" calcext:value-type="float">
            <text:p>0.1334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133303" calcext:value-type="float">
            <text:p>0.133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9455" calcext:value-type="float">
            <text:p>0.094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office:value-type="float" office:value="0.012403" calcext:value-type="float">
            <text:p>0.012403</text:p>
          </table:table-cell>
          <table:table-cell office:value-type="float" office:value="0.008151" calcext:value-type="float">
            <text:p>0.008151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0.135158" calcext:value-type="float">
            <text:p>0.135158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0362" calcext:value-type="float">
            <text:p>0.020362</text:p>
          </table:table-cell>
          <table:table-cell office:value-type="float" office:value="0" calcext:value-type="float">
            <text:p>0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996" calcext:value-type="float">
            <text:p>0.016996</text:p>
          </table:table-cell>
          <table:table-cell office:value-type="float" office:value="0.039317" calcext:value-type="float">
            <text:p>0.039317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" calcext:value-type="float">
            <text:p>0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65613" calcext:value-type="float">
            <text:p>0.165613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7689" calcext:value-type="float">
            <text:p>0.07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925" calcext:value-type="float">
            <text:p>0.000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77" calcext:value-type="float">
            <text:p>0.00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388" calcext:value-type="float">
            <text:p>0.001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" calcext:value-type="float">
            <text:p>0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" calcext:value-type="float">
            <text:p>0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62" calcext:value-type="float">
            <text:p>0.00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183" calcext:value-type="float">
            <text:p>0.000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623" calcext:value-type="float">
            <text:p>0.000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94" calcext:value-type="float">
            <text:p>0.00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81" calcext:value-type="float">
            <text:p>0.00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074" calcext:value-type="float">
            <text:p>0.012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16" calcext:value-type="float">
            <text:p>0.00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509" calcext:value-type="float">
            <text:p>0.0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13" calcext:value-type="float">
            <text:p>0.00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367" calcext:value-type="float">
            <text:p>0.013367</text:p>
          </table:table-cell>
          <table:table-cell office:value-type="float" office:value="0.022021" calcext:value-type="float">
            <text:p>0.022021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907" calcext:value-type="float">
            <text:p>0.01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421" calcext:value-type="float">
            <text:p>0.012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53091" calcext:value-type="float">
            <text:p>0.0530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111719" calcext:value-type="float">
            <text:p>0.111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5996" calcext:value-type="float">
            <text:p>0.025996</text:p>
          </table:table-cell>
          <table:table-cell office:value-type="float" office:value="0" calcext:value-type="float">
            <text:p>0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r</text:p>
          </table:table-cell>
          <table:table-cell table:number-columns-repeated="9"/>
        </table:table-row>
        <table:table-row table:style-name="ro1">
          <table:table-cell office:value-type="float" office:value="0.068861" calcext:value-type="float">
            <text:p>0.068861</text:p>
          </table:table-cell>
          <table:table-cell office:value-type="float" office:value="0.035514" calcext:value-type="float">
            <text:p>0.03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36564" calcext:value-type="float">
            <text:p>0.036564</text:p>
          </table:table-cell>
          <table:table-cell office:value-type="float" office:value="0.042761" calcext:value-type="float">
            <text:p>0.042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91" calcext:value-type="float">
            <text:p>0.0093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53806" calcext:value-type="float">
            <text:p>0.053806</text:p>
          </table:table-cell>
          <table:table-cell office:value-type="float" office:value="0.042067" calcext:value-type="float">
            <text:p>0.042067</text:p>
          </table:table-cell>
          <table:table-cell office:value-type="float" office:value="0.006202" calcext:value-type="float">
            <text:p>0.006202</text:p>
          </table:table-cell>
          <table:table-cell office:value-type="float" office:value="0" calcext:value-type="float">
            <text:p>0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96551" calcext:value-type="float">
            <text:p>0.0965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348" calcext:value-type="float">
            <text:p>0.07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4349" calcext:value-type="float">
            <text:p>0.04349</text:p>
          </table:table-cell>
          <table:table-cell office:value-type="float" office:value="0.045901" calcext:value-type="float">
            <text:p>0.0459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58296" calcext:value-type="float">
            <text:p>0.058296</text:p>
          </table:table-cell>
          <table:table-cell office:value-type="float" office:value="0.028029" calcext:value-type="float">
            <text:p>0.028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78886" calcext:value-type="float">
            <text:p>0.078886</text:p>
          </table:table-cell>
          <table:table-cell office:value-type="float" office:value="0.052327" calcext:value-type="float">
            <text:p>0.05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50049" calcext:value-type="float">
            <text:p>0.050049</text:p>
          </table:table-cell>
          <table:table-cell office:value-type="float" office:value="0.031839" calcext:value-type="float">
            <text:p>0.031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95454" calcext:value-type="float">
            <text:p>0.195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18873" calcext:value-type="float">
            <text:p>0.118873</text:p>
          </table:table-cell>
          <table:table-cell office:value-type="float" office:value="0.069845" calcext:value-type="float">
            <text:p>0.069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57388" calcext:value-type="float">
            <text:p>0.057388</text:p>
          </table:table-cell>
          <table:table-cell office:value-type="float" office:value="0.034457" calcext:value-type="float">
            <text:p>0.034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51262" calcext:value-type="float">
            <text:p>0.051262</text:p>
          </table:table-cell>
          <table:table-cell office:value-type="float" office:value="0.072993" calcext:value-type="float">
            <text:p>0.072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46582" calcext:value-type="float">
            <text:p>0.046582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0.024528" calcext:value-type="float">
            <text:p>0.024528</text:p>
          </table:table-cell>
          <table:table-cell office:value-type="float" office:value="0" calcext:value-type="float">
            <text:p>0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07217" calcext:value-type="float">
            <text:p>0.007217</text:p>
          </table:table-cell>
          <table:table-cell office:value-type="float" office:value="0.007372" calcext:value-type="float">
            <text:p>0.00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71644" calcext:value-type="float">
            <text:p>0.171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20873" calcext:value-type="float">
            <text:p>0.020873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" calcext:value-type="float">
            <text:p>0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2565" calcext:value-type="float">
            <text:p>0.08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3758" calcext:value-type="float">
            <text:p>0.083758</text:p>
          </table:table-cell>
          <table:table-cell office:value-type="float" office:value="0.076241" calcext:value-type="float">
            <text:p>0.076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60858" calcext:value-type="float">
            <text:p>0.060858</text:p>
          </table:table-cell>
          <table:table-cell office:value-type="float" office:value="0.010034" calcext:value-type="float">
            <text:p>0.01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20542" calcext:value-type="float">
            <text:p>0.020542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0" calcext:value-type="float">
            <text:p>0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63113" calcext:value-type="float">
            <text:p>0.063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348" calcext:value-type="float">
            <text:p>0.08348</text:p>
          </table:table-cell>
          <table:table-cell office:value-type="float" office:value="0.083621" calcext:value-type="float">
            <text:p>0.083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99285" calcext:value-type="float">
            <text:p>0.099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0" calcext:value-type="float">
            <text:p>0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67946" calcext:value-type="float">
            <text:p>0.067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53562" calcext:value-type="float">
            <text:p>0.053562</text:p>
          </table:table-cell>
          <table:table-cell office:value-type="float" office:value="0.04356" calcext:value-type="float">
            <text:p>0.04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7631" calcext:value-type="float">
            <text:p>0.07631</text:p>
          </table:table-cell>
          <table:table-cell office:value-type="float" office:value="0.054772" calcext:value-type="float">
            <text:p>0.054772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24127" calcext:value-type="float">
            <text:p>0.024127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1167" calcext:value-type="float">
            <text:p>0.14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" calcext:value-type="float">
            <text:p>0</text:p>
          </table:table-cell>
          <table:table-cell office:value-type="float" office:value="0.037614" calcext:value-type="float">
            <text:p>0.037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34515" calcext:value-type="float">
            <text:p>0.034515</text:p>
          </table:table-cell>
          <table:table-cell office:value-type="float" office:value="0.038786" calcext:value-type="float">
            <text:p>0.038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418" calcext:value-type="float">
            <text:p>0.062418</text:p>
          </table:table-cell>
          <table:table-cell office:value-type="float" office:value="0.000028" calcext:value-type="float">
            <text:p>0.00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13334" calcext:value-type="float">
            <text:p>0.013334</text:p>
          </table:table-cell>
          <table:table-cell office:value-type="float" office:value="0.014461" calcext:value-type="float">
            <text:p>0.01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3017" calcext:value-type="float">
            <text:p>0.03017</text:p>
          </table:table-cell>
          <table:table-cell office:value-type="float" office:value="0.022645" calcext:value-type="float">
            <text:p>0.022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01545" calcext:value-type="float">
            <text:p>0.101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28" calcext:value-type="float">
            <text:p>0.01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44426" calcext:value-type="float">
            <text:p>0.044426</text:p>
          </table:table-cell>
          <table:table-cell office:value-type="float" office:value="0.015719" calcext:value-type="float">
            <text:p>0.015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6672" calcext:value-type="float">
            <text:p>0.086672</text:p>
          </table:table-cell>
          <table:table-cell office:value-type="float" office:value="0.039403" calcext:value-type="float">
            <text:p>0.039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1136" calcext:value-type="float">
            <text:p>0.081136</text:p>
          </table:table-cell>
          <table:table-cell office:value-type="float" office:value="0.058285" calcext:value-type="float">
            <text:p>0.058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62424" calcext:value-type="float">
            <text:p>0.0624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628" calcext:value-type="float">
            <text:p>0.149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043" calcext:value-type="float">
            <text:p>0.018043</text:p>
          </table:table-cell>
          <table:table-cell office:value-type="float" office:value="0" calcext:value-type="float">
            <text:p>0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24932" calcext:value-type="float">
            <text:p>0.024932</text:p>
          </table:table-cell>
          <table:table-cell office:value-type="float" office:value="0.00864" calcext:value-type="float">
            <text:p>0.00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05" calcext:value-type="float">
            <text:p>0.00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3862" calcext:value-type="float">
            <text:p>0.083862</text:p>
          </table:table-cell>
          <table:table-cell office:value-type="float" office:value="0.057337" calcext:value-type="float">
            <text:p>0.057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00647" calcext:value-type="float">
            <text:p>0.0006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19016" calcext:value-type="float">
            <text:p>0.119016</text:p>
          </table:table-cell>
          <table:table-cell office:value-type="float" office:value="0.004384" calcext:value-type="float">
            <text:p>0.004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24231" calcext:value-type="float">
            <text:p>0.024231</text:p>
          </table:table-cell>
          <table:table-cell office:value-type="float" office:value="0.036006" calcext:value-type="float">
            <text:p>0.036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29648" calcext:value-type="float">
            <text:p>0.129648</text:p>
          </table:table-cell>
          <table:table-cell office:value-type="float" office:value="0.020079" calcext:value-type="float">
            <text:p>0.020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36958" calcext:value-type="float">
            <text:p>0.0369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01781" calcext:value-type="float">
            <text:p>0.001781</text:p>
          </table:table-cell>
          <table:table-cell office:value-type="float" office:value="0.022776" calcext:value-type="float">
            <text:p>0.022776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" calcext:value-type="float">
            <text:p>0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41586" calcext:value-type="float">
            <text:p>0.041586</text:p>
          </table:table-cell>
          <table:table-cell office:value-type="float" office:value="0.021497" calcext:value-type="float">
            <text:p>0.021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05407" calcext:value-type="float">
            <text:p>0.005407</text:p>
          </table:table-cell>
          <table:table-cell office:value-type="float" office:value="0.001827" calcext:value-type="float">
            <text:p>0.001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72861" calcext:value-type="float">
            <text:p>0.072861</text:p>
          </table:table-cell>
          <table:table-cell office:value-type="float" office:value="0.054311" calcext:value-type="float">
            <text:p>0.054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21242" calcext:value-type="float">
            <text:p>0.1212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0905" calcext:value-type="float">
            <text:p>0.080905</text:p>
          </table:table-cell>
          <table:table-cell office:value-type="float" office:value="0.000289" calcext:value-type="float">
            <text:p>0.00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20188" calcext:value-type="float">
            <text:p>0.02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4743" calcext:value-type="float">
            <text:p>0.084743</text:p>
          </table:table-cell>
          <table:table-cell office:value-type="float" office:value="0.056098" calcext:value-type="float">
            <text:p>0.056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34608" calcext:value-type="float">
            <text:p>0.034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58" calcext:value-type="float">
            <text:p>0.001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104294" calcext:value-type="float">
            <text:p>0.104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6019" calcext:value-type="float">
            <text:p>0.006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42457" calcext:value-type="float">
            <text:p>0.042457</text:p>
          </table:table-cell>
          <table:table-cell office:value-type="float" office:value="0.000418" calcext:value-type="float">
            <text:p>0.00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71" calcext:value-type="float">
            <text:p>0.047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office:value-type="float" office:value="0.08229" calcext:value-type="float">
            <text:p>0.08229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393" calcext:value-type="float">
            <text:p>0.00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22374" calcext:value-type="float">
            <text:p>0.022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94842" calcext:value-type="float">
            <text:p>0.0948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7696" calcext:value-type="float">
            <text:p>0.0476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87399" calcext:value-type="float">
            <text:p>0.087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63428" calcext:value-type="float">
            <text:p>0.063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office:value-type="float" office:value="0.023809" calcext:value-type="float">
            <text:p>0.023809</text:p>
          </table:table-cell>
          <table:table-cell office:value-type="float" office:value="0.032708" calcext:value-type="float">
            <text:p>0.032708</text:p>
          </table:table-cell>
          <table:table-cell office:value-type="float" office:value="0" calcext:value-type="float">
            <text:p>0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37823" calcext:value-type="float">
            <text:p>0.037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71349" calcext:value-type="float">
            <text:p>0.07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541" calcext:value-type="float">
            <text:p>0.005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38" calcext:value-type="float">
            <text:p>0.047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62957" calcext:value-type="float">
            <text:p>0.0629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16936" calcext:value-type="float">
            <text:p>0.016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14223" calcext:value-type="float">
            <text:p>0.014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office:value-type="float" office:value="0.015519" calcext:value-type="float">
            <text:p>0.015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461" calcext:value-type="float">
            <text:p>0.023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20752" calcext:value-type="float">
            <text:p>0.020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75567" calcext:value-type="float">
            <text:p>0.075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office:value-type="float" office:value="0.000045" calcext:value-type="float">
            <text:p>0.000045</text:p>
          </table:table-cell>
          <table:table-cell office:value-type="float" office:value="0" calcext:value-type="float">
            <text:p>0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" calcext:value-type="float">
            <text:p>0</text:p>
          </table:table-cell>
          <table:table-cell office:value-type="float" office:value="0.041517" calcext:value-type="float">
            <text:p>0.041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office:value-type="float" office:value="0.012001" calcext:value-type="float">
            <text:p>0.012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581" calcext:value-type="float">
            <text:p>0.0295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66615" calcext:value-type="float">
            <text:p>0.066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90108" calcext:value-type="float">
            <text:p>0.090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111502" calcext:value-type="float">
            <text:p>0.111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65956" calcext:value-type="float">
            <text:p>0.065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73139" calcext:value-type="float">
            <text:p>0.073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148756" calcext:value-type="float">
            <text:p>0.148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7315" calcext:value-type="float">
            <text:p>0.0573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37775" calcext:value-type="float">
            <text:p>0.0377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" calcext:value-type="float">
            <text:p>0</text:p>
          </table:table-cell>
          <table:table-cell office:value-type="float" office:value="0.107471" calcext:value-type="float">
            <text:p>0.1074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108315" calcext:value-type="float">
            <text:p>0.1083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a</text:p>
          </table:table-cell>
          <table:table-cell table:number-columns-repeated="9"/>
        </table:table-row>
        <table:table-row table:style-name="ro1">
          <table:table-cell office:value-type="float" office:value="0.016411" calcext:value-type="float">
            <text:p>0.016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27" calcext:value-type="float">
            <text:p>0.010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187705" calcext:value-type="float">
            <text:p>0.1877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2839" calcext:value-type="float">
            <text:p>0.0428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8319" calcext:value-type="float">
            <text:p>0.048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25752" calcext:value-type="float">
            <text:p>0.025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204" calcext:value-type="float">
            <text:p>0.030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04" calcext:value-type="float">
            <text:p>0.000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41" calcext:value-type="float">
            <text:p>0.00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73" calcext:value-type="float">
            <text:p>0.00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" calcext:value-type="float">
            <text:p>0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114" calcext:value-type="float">
            <text:p>0.00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office:value-type="float" office:value="0.005457" calcext:value-type="float">
            <text:p>0.005457</text:p>
          </table:table-cell>
          <table:table-cell office:value-type="float" office:value="0" calcext:value-type="float">
            <text:p>0</text:p>
          </table:table-cell>
          <table:table-cell office:value-type="float" office:value="0.001122" calcext:value-type="float">
            <text:p>0.00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92" calcext:value-type="float">
            <text:p>0.00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0832" calcext:value-type="float">
            <text:p>0.040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39" calcext:value-type="float">
            <text:p>0.000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2" calcext:value-type="float">
            <text:p>0.00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3319" calcext:value-type="float">
            <text:p>0.00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06" calcext:value-type="float">
            <text:p>0.000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02" calcext:value-type="float">
            <text:p>0.00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2043" calcext:value-type="float">
            <text:p>0.00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56" calcext:value-type="float">
            <text:p>0.00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574" calcext:value-type="float">
            <text:p>0.001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174" calcext:value-type="float">
            <text:p>0.000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77" calcext:value-type="float">
            <text:p>0.000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ool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Lab1.A1:Lab1.AMJ1048576" table:contains-header="false">
          <table:sort>
            <table:sort-by table:field-number="4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00-00-00</text:date>, <text:time style:data-style-name="N2" text:time-value="09:01:28.850206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11:40:34.249669795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27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65cm" svg:y="0.316cm" chart:style-name="ch2">
          <text:p>Analyse des caractéristiques de Bart</text:p>
        </chart:title>
        <chart:legend chart:legend-position="end" svg:x="14.24cm" svg:y="3.952cm" style:legend-expansion="high" chart:style-name="ch3"/>
        <chart:plot-area chart:style-name="ch4" table:cell-range-address="Lab1.A1:Lab1.B78 Lab1.E25:Lab1.E25 Lab1.E91:Lab1.E91 Lab1.B78:Lab1.B139" chart:data-source-has-labels="row" svg:x="1.331cm" svg:y="1.301cm" svg:width="12.589cm" svg:height="6.538cm">
          <chartooo:coordinate-region svg:x="2.243cm" svg:y="1.5cm" svg:width="11.345cm" svg:height="5.692cm"/>
          <chart:axis chart:dimension="x" chart:name="primary-x" chart:style-name="ch5">
            <chart:title svg:x="7.105cm" svg:y="8.019cm" chart:style-name="ch6">
              <text:p>T-Shirt</text:p>
            </chart:title>
          </chart:axis>
          <chart:axis chart:dimension="y" chart:name="primary-y" chart:style-name="ch5">
            <chart:title svg:x="0.451cm" svg:y="5.977cm" chart:style-name="ch7">
              <text:p>Pantalon et soulier</text:p>
            </chart:title>
            <chart:grid chart:style-name="ch8" chart:class="major"/>
          </chart:axis>
          <chart:series chart:style-name="ch9" chart:values-cell-range-address="Lab1.B1:Lab1.B78" chart:label-cell-address="Lab1.E25:Lab1.E25" chart:class="chart:scatter">
            <chart:domain table:cell-range-address="Lab1.A1:Lab1.A78"/>
            <chart:data-point chart:repeated="78"/>
          </chart:series>
          <chart:series chart:style-name="ch10" chart:values-cell-range-address="Lab1.B78:Lab1.B139" chart:label-cell-address="Lab1.E91:Lab1.E91" chart:class="chart:scatter">
            <chart:domain table:cell-range-address="Lab1.A78:Lab1.A139"/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rt</text:p>
                <draw:g>
                  <svg:desc>Lab1.E25:Lab1.E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omer</text:p>
                <draw:g>
                  <svg:desc>Lab1.E91:Lab1.E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b1.A1:Lab1.A78</svg:desc>
                </draw:g>
              </table:table-cell>
              <table:table-cell office:value-type="float" office:value="0">
                <text:p>0</text:p>
                <draw:g>
                  <svg:desc>Lab1.B1:Lab1.B78</svg:desc>
                </draw:g>
              </table:table-cell>
              <table:table-cell office:value-type="float" office:value="0.07631">
                <text:p>0.07631</text:p>
                <draw:g>
                  <svg:desc>Lab1.A78:Lab1.A139</svg:desc>
                </draw:g>
              </table:table-cell>
              <table:table-cell office:value-type="float" office:value="0.054772">
                <text:p>0.054772</text:p>
                <draw:g>
                  <svg:desc>Lab1.B78:Lab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9">
                <text:p>0.00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47">
                <text:p>0.000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188">
                <text:p>0.020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608">
                <text:p>0.034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58">
                <text:p>0.036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2424">
                <text:p>0.06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113">
                <text:p>0.063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6551">
                <text:p>0.096551</text:p>
              </table:table-cell>
              <table:table-cell office:value-type="float" office:value="0">
                <text:p>0</text:p>
              </table:table-cell>
              <table:table-cell office:value-type="float" office:value="0.005256">
                <text:p>0.005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9285">
                <text:p>0.099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545">
                <text:p>0.101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294">
                <text:p>0.104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1242">
                <text:p>0.12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1644">
                <text:p>0.17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5454">
                <text:p>0.1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0905">
                <text:p>0.080905</text:p>
              </table:table-cell>
              <table:table-cell office:value-type="float" office:value="0.000289">
                <text:p>0.000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305">
                <text:p>0.000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2457">
                <text:p>0.042457</text:p>
              </table:table-cell>
              <table:table-cell office:value-type="float" office:value="0.000418">
                <text:p>0.000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407">
                <text:p>0.005407</text:p>
              </table:table-cell>
              <table:table-cell office:value-type="float" office:value="0.001827">
                <text:p>0.001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9016">
                <text:p>0.119016</text:p>
              </table:table-cell>
              <table:table-cell office:value-type="float" office:value="0.004384">
                <text:p>0.004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217">
                <text:p>0.007217</text:p>
              </table:table-cell>
              <table:table-cell office:value-type="float" office:value="0.007372">
                <text:p>0.007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932">
                <text:p>0.024932</text:p>
              </table:table-cell>
              <table:table-cell office:value-type="float" office:value="0.00864">
                <text:p>0.00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0858">
                <text:p>0.060858</text:p>
              </table:table-cell>
              <table:table-cell office:value-type="float" office:value="0.010034">
                <text:p>0.010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3334">
                <text:p>0.013334</text:p>
              </table:table-cell>
              <table:table-cell office:value-type="float" office:value="0.014461">
                <text:p>0.014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4426">
                <text:p>0.044426</text:p>
              </table:table-cell>
              <table:table-cell office:value-type="float" office:value="0.015719">
                <text:p>0.015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1728">
                <text:p>0.0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9648">
                <text:p>0.129648</text:p>
              </table:table-cell>
              <table:table-cell office:value-type="float" office:value="0.020079">
                <text:p>0.020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586">
                <text:p>0.041586</text:p>
              </table:table-cell>
              <table:table-cell office:value-type="float" office:value="0.021497">
                <text:p>0.021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017">
                <text:p>0.03017</text:p>
              </table:table-cell>
              <table:table-cell office:value-type="float" office:value="0.022645">
                <text:p>0.02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296">
                <text:p>0.058296</text:p>
              </table:table-cell>
              <table:table-cell office:value-type="float" office:value="0.028029">
                <text:p>0.028029</text:p>
              </table:table-cell>
              <table:table-cell office:value-type="float" office:value="0.005822">
                <text:p>0.005822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049">
                <text:p>0.050049</text:p>
              </table:table-cell>
              <table:table-cell office:value-type="float" office:value="0.031839">
                <text:p>0.03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7388">
                <text:p>0.057388</text:p>
              </table:table-cell>
              <table:table-cell office:value-type="float" office:value="0.034457">
                <text:p>0.034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8861">
                <text:p>0.068861</text:p>
              </table:table-cell>
              <table:table-cell office:value-type="float" office:value="0.035514">
                <text:p>0.035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231">
                <text:p>0.024231</text:p>
              </table:table-cell>
              <table:table-cell office:value-type="float" office:value="0.036006">
                <text:p>0.036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515">
                <text:p>0.034515</text:p>
              </table:table-cell>
              <table:table-cell office:value-type="float" office:value="0.038786">
                <text:p>0.038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6672">
                <text:p>0.086672</text:p>
              </table:table-cell>
              <table:table-cell office:value-type="float" office:value="0.039403">
                <text:p>0.039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564">
                <text:p>0.036564</text:p>
              </table:table-cell>
              <table:table-cell office:value-type="float" office:value="0.042761">
                <text:p>0.042761</text:p>
              </table:table-cell>
              <table:table-cell office:value-type="float" office:value="0.025075">
                <text:p>0.025075</text:p>
              </table:table-cell>
              <table:table-cell office:value-type="float" office:value="0.010433">
                <text:p>0.010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3562">
                <text:p>0.053562</text:p>
              </table:table-cell>
              <table:table-cell office:value-type="float" office:value="0.04356">
                <text:p>0.04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8886">
                <text:p>0.078886</text:p>
              </table:table-cell>
              <table:table-cell office:value-type="float" office:value="0.052327">
                <text:p>0.05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861">
                <text:p>0.072861</text:p>
              </table:table-cell>
              <table:table-cell office:value-type="float" office:value="0.054311">
                <text:p>0.054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743">
                <text:p>0.084743</text:p>
              </table:table-cell>
              <table:table-cell office:value-type="float" office:value="0.056098">
                <text:p>0.056098</text:p>
              </table:table-cell>
              <table:table-cell office:value-type="float" office:value="0.018744">
                <text:p>0.018744</text:p>
              </table:table-cell>
              <table:table-cell office:value-type="float" office:value="0.018207">
                <text:p>0.0182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3862">
                <text:p>0.083862</text:p>
              </table:table-cell>
              <table:table-cell office:value-type="float" office:value="0.057337">
                <text:p>0.057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1136">
                <text:p>0.081136</text:p>
              </table:table-cell>
              <table:table-cell office:value-type="float" office:value="0.058285">
                <text:p>0.058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8873">
                <text:p>0.118873</text:p>
              </table:table-cell>
              <table:table-cell office:value-type="float" office:value="0.069845">
                <text:p>0.06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70348">
                <text:p>0.070348</text:p>
              </table:table-cell>
              <table:table-cell office:value-type="float" office:value="0.012403">
                <text:p>0.012403</text:p>
              </table:table-cell>
              <table:table-cell office:value-type="float" office:value="0.008151">
                <text:p>0.008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1262">
                <text:p>0.051262</text:p>
              </table:table-cell>
              <table:table-cell office:value-type="float" office:value="0.072993">
                <text:p>0.072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3758">
                <text:p>0.083758</text:p>
              </table:table-cell>
              <table:table-cell office:value-type="float" office:value="0.076241">
                <text:p>0.076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48">
                <text:p>0.08348</text:p>
              </table:table-cell>
              <table:table-cell office:value-type="float" office:value="0.083621">
                <text:p>0.083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141167">
                <text:p>0.141167</text:p>
              </table:table-cell>
              <table:table-cell office:value-type="float" office:value="0.024877">
                <text:p>0.02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49628">
                <text:p>0.14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62418">
                <text:p>0.06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229">
                <text:p>0.08229</text:p>
              </table:table-cell>
              <table:table-cell office:value-type="float" office:value="0.001317">
                <text:p>0.00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781">
                <text:p>0.001781</text:p>
              </table:table-cell>
              <table:table-cell office:value-type="float" office:value="0.022776">
                <text:p>0.02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0873">
                <text:p>0.020873</text:p>
              </table:table-cell>
              <table:table-cell office:value-type="float" office:value="0.003311">
                <text:p>0.00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3806">
                <text:p>0.053806</text:p>
              </table:table-cell>
              <table:table-cell office:value-type="float" office:value="0.042067">
                <text:p>0.04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6582">
                <text:p>0.046582</text:p>
              </table:table-cell>
              <table:table-cell office:value-type="float" office:value="0.038799">
                <text:p>0.03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29276">
                <text:p>0.029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2565">
                <text:p>0.0825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18043">
                <text:p>0.01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49">
                <text:p>0.04349</text:p>
              </table:table-cell>
              <table:table-cell office:value-type="float" office:value="0.045901">
                <text:p>0.04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542">
                <text:p>0.020542</text:p>
              </table:table-cell>
              <table:table-cell office:value-type="float" office:value="0.014931">
                <text:p>0.01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631">
                <text:p>0.07631</text:p>
              </table:table-cell>
              <table:table-cell office:value-type="float" office:value="0.054772">
                <text:p>0.05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1cm" xlink:href=".." xlink:type="simple" chart:class="chart:scatter" chart:style-name="ch1">
        <chart:title svg:x="4.023cm" svg:y="0.316cm" chart:style-name="ch2">
          <text:p>Analyse des caractéristiques de Homer</text:p>
        </chart:title>
        <chart:legend chart:legend-position="end" svg:x="14.259cm" svg:y="3.957cm" style:legend-expansion="high" chart:style-name="ch3"/>
        <chart:plot-area chart:style-name="ch4" table:cell-range-address="Lab1.C1:Lab1.D78 Lab1.E15:Lab1.E15 Lab1.E79:Lab1.E79 Lab1.D78:Lab1.D139" chart:data-source-has-labels="row" svg:x="1.331cm" svg:y="1.301cm" svg:width="12.608cm" svg:height="6.548cm">
          <chartooo:coordinate-region svg:x="2.243cm" svg:y="1.5cm" svg:width="11.365cm" svg:height="5.702cm"/>
          <chart:axis chart:dimension="x" chart:name="primary-x" chart:style-name="ch5">
            <chart:title svg:x="7.141cm" svg:y="8.029cm" chart:style-name="ch6">
              <text:p>Barbe</text:p>
            </chart:title>
          </chart:axis>
          <chart:axis chart:dimension="y" chart:name="primary-y" chart:style-name="ch5">
            <chart:title svg:x="0.451cm" svg:y="5.28cm" chart:style-name="ch7">
              <text:p>Pantalon</text:p>
            </chart:title>
            <chart:grid chart:style-name="ch8" chart:class="major"/>
          </chart:axis>
          <chart:series chart:style-name="ch9" chart:values-cell-range-address="Lab1.D1:Lab1.D78" chart:label-cell-address="Lab1.E15:Lab1.E15" chart:class="chart:scatter">
            <chart:domain table:cell-range-address="Lab1.C1:Lab1.C78"/>
            <chart:data-point chart:repeated="78"/>
          </chart:series>
          <chart:series chart:style-name="ch10" chart:values-cell-range-address="Lab1.D78:Lab1.D139" chart:label-cell-address="Lab1.E79:Lab1.E79" chart:class="chart:scatter">
            <chart:domain table:cell-range-address="Lab1.C78:Lab1.C139"/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art</text:p>
                <draw:g>
                  <svg:desc>Lab1.E15:Lab1.E1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Homer</text:p>
                <draw:g>
                  <svg:desc>Lab1.E79:Lab1.E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b1.C1:Lab1.C78</svg:desc>
                </draw:g>
              </table:table-cell>
              <table:table-cell office:value-type="float" office:value="0">
                <text:p>0</text:p>
                <draw:g>
                  <svg:desc>Lab1.D1:Lab1.D78</svg:desc>
                </draw:g>
              </table:table-cell>
              <table:table-cell office:value-type="float" office:value="0.000846">
                <text:p>0.000846</text:p>
                <draw:g>
                  <svg:desc>Lab1.C78:Lab1.C139</svg:desc>
                </draw:g>
              </table:table-cell>
              <table:table-cell office:value-type="float" office:value="0.024127">
                <text:p>0.024127</text:p>
                <draw:g>
                  <svg:desc>Lab1.D78:Lab1.D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77">
                <text:p>0.000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2">
                <text:p>0.00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81">
                <text:p>0.00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6">
                <text:p>0.00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94">
                <text:p>0.000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8">
                <text:p>0.00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23">
                <text:p>0.000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59">
                <text:p>0.00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5">
                <text:p>0.00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3">
                <text:p>0.0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8">
                <text:p>0.00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09">
                <text:p>0.00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9">
                <text:p>0.0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74">
                <text:p>0.01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246">
                <text:p>0.01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21">
                <text:p>0.01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95">
                <text:p>0.01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07">
                <text:p>0.015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362">
                <text:p>0.02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075">
                <text:p>0.02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96">
                <text:p>0.025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84">
                <text:p>0.04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66">
                <text:p>0.04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89">
                <text:p>0.0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564">
                <text:p>0.03856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057">
                <text:p>0.014057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67">
                <text:p>0.013367</text:p>
              </table:table-cell>
              <table:table-cell office:value-type="float" office:value="0.022021">
                <text:p>0.022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375">
                <text:p>0.006375</text:p>
              </table:table-cell>
              <table:table-cell office:value-type="float" office:value="0.034424">
                <text:p>0.034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996">
                <text:p>0.016996</text:p>
              </table:table-cell>
              <table:table-cell office:value-type="float" office:value="0.039317">
                <text:p>0.039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01">
                <text:p>0.001701</text:p>
              </table:table-cell>
              <table:table-cell office:value-type="float" office:value="0.053091">
                <text:p>0.053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54">
                <text:p>0.010854</text:p>
              </table:table-cell>
              <table:table-cell office:value-type="float" office:value="0.081341">
                <text:p>0.081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27">
                <text:p>0.018627</text:p>
              </table:table-cell>
              <table:table-cell office:value-type="float" office:value="0.087253">
                <text:p>0.0872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87">
                <text:p>0.003087</text:p>
              </table:table-cell>
              <table:table-cell office:value-type="float" office:value="0.09455">
                <text:p>0.09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423">
                <text:p>0.009423</text:p>
              </table:table-cell>
              <table:table-cell office:value-type="float" office:value="0.097141">
                <text:p>0.09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07">
                <text:p>0.010207</text:p>
              </table:table-cell>
              <table:table-cell office:value-type="float" office:value="0.099941">
                <text:p>0.099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28">
                <text:p>0.007528</text:p>
              </table:table-cell>
              <table:table-cell office:value-type="float" office:value="0.100145">
                <text:p>0.100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26">
                <text:p>0.014626</text:p>
              </table:table-cell>
              <table:table-cell office:value-type="float" office:value="0.105602">
                <text:p>0.105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">
                <text:p>0.00843</text:p>
              </table:table-cell>
              <table:table-cell office:value-type="float" office:value="0.111719">
                <text:p>0.1117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22">
                <text:p>0.010322</text:p>
              </table:table-cell>
              <table:table-cell office:value-type="float" office:value="0.112535">
                <text:p>0.112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654">
                <text:p>0.013654</text:p>
              </table:table-cell>
              <table:table-cell office:value-type="float" office:value="0.127887">
                <text:p>0.127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86">
                <text:p>0.012086</text:p>
              </table:table-cell>
              <table:table-cell office:value-type="float" office:value="0.133303">
                <text:p>0.133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803">
                <text:p>0.025803</text:p>
              </table:table-cell>
              <table:table-cell office:value-type="float" office:value="0.133486">
                <text:p>0.133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23">
                <text:p>0.004923</text:p>
              </table:table-cell>
              <table:table-cell office:value-type="float" office:value="0.135158">
                <text:p>0.13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236">
                <text:p>0.016236</text:p>
              </table:table-cell>
              <table:table-cell office:value-type="float" office:value="0.137968">
                <text:p>0.137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52">
                <text:p>0.013752</text:p>
              </table:table-cell>
              <table:table-cell office:value-type="float" office:value="0.149074">
                <text:p>0.149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613">
                <text:p>0.165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89">
                <text:p>0.009589</text:p>
              </table:table-cell>
              <table:table-cell office:value-type="float" office:value="0.169589">
                <text:p>0.169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4">
                <text:p>0.0000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8">
                <text:p>0.0000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393">
                <text:p>0.0003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263">
                <text:p>0.0012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564">
                <text:p>0.0025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202">
                <text:p>0.006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4528">
                <text:p>0.0245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4693">
                <text:p>0.0446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058">
                <text:p>0.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086">
                <text:p>0.00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0194">
                <text:p>0.0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1">
                <text:p>0.00001</text:p>
              </table:table-cell>
              <table:table-cell office:value-type="float" office:value="0.000253">
                <text:p>0.00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46">
                <text:p>0.000846</text:p>
              </table:table-cell>
              <table:table-cell office:value-type="float" office:value="0.024127">
                <text:p>0.02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65cm" svg:y="0.316cm" chart:style-name="ch2">
          <text:p>Analyse des caractéristiques de Bart</text:p>
        </chart:title>
        <chart:legend chart:legend-position="end" svg:x="14.187cm" svg:y="3.205cm" style:legend-expansion="high" chart:style-name="ch3"/>
        <chart:plot-area chart:style-name="ch4" table:cell-range-address="Lab2.A1:Lab2.B61 Lab2.G45:Lab2.G45 Lab2.G62:Lab2.G62 Lab2.B61:Lab2.B287 Lab2.G147:Lab2.G147 Lab2.G252:Lab2.G253" chart:data-source-has-labels="row" svg:x="1.331cm" svg:y="1.301cm" svg:width="12.536cm" svg:height="6.538cm">
          <chartooo:coordinate-region svg:x="2.243cm" svg:y="1.5cm" svg:width="11.292cm" svg:height="5.692cm"/>
          <chart:axis chart:dimension="x" chart:name="primary-x" chart:style-name="ch5">
            <chart:title svg:x="7.079cm" svg:y="8.019cm" chart:style-name="ch6">
              <text:p>T-Shirt</text:p>
            </chart:title>
          </chart:axis>
          <chart:axis chart:dimension="y" chart:name="primary-y" chart:style-name="ch5">
            <chart:title svg:x="0.451cm" svg:y="5.977cm" chart:style-name="ch7">
              <text:p>Pantalon et soulier</text:p>
            </chart:title>
            <chart:grid chart:style-name="ch8" chart:class="major"/>
          </chart:axis>
          <chart:series chart:style-name="ch9" chart:values-cell-range-address="Lab2.B1:Lab2.B61" chart:label-cell-address="Lab2.G45:Lab2.G45" chart:class="chart:scatter">
            <chart:domain table:cell-range-address="Lab2.A1:Lab2.A61"/>
            <chart:data-point chart:repeated="61"/>
          </chart:series>
          <chart:series chart:style-name="ch10" chart:values-cell-range-address="Lab2.B61:Lab2.B139" chart:label-cell-address="Lab2.G62:Lab2.G62" chart:class="chart:scatter">
            <chart:domain table:cell-range-address="Lab2.A61:Lab2.A139"/>
            <chart:data-point chart:repeated="79"/>
          </chart:series>
          <chart:series chart:style-name="ch11" chart:values-cell-range-address="Lab2.B140:Lab2.B172" chart:label-cell-address="Lab2.G147:Lab2.G147" chart:class="chart:scatter">
            <chart:domain table:cell-range-address="Lab2.A140:Lab2.A172"/>
            <chart:data-point chart:repeated="33"/>
          </chart:series>
          <chart:series chart:style-name="ch12" chart:values-cell-range-address="Lab2.B173:Lab2.B252" chart:label-cell-address="Lab2.G252:Lab2.G252" chart:class="chart:scatter">
            <chart:domain table:cell-range-address="Lab2.A173:Lab2.A252"/>
            <chart:data-point chart:repeated="80"/>
          </chart:series>
          <chart:series chart:style-name="ch13" chart:values-cell-range-address="Lab2.B253:Lab2.B287" chart:label-cell-address="Lab2.G253:Lab2.G253" chart:class="chart:scatter">
            <chart:domain table:cell-range-address="Lab2.A253:Lab2.A287"/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mer</text:p>
                <draw:g>
                  <svg:desc>Lab2.G45:Lab2.G4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rt</text:p>
                <draw:g>
                  <svg:desc>Lab2.G62:Lab2.G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sa</text:p>
                <draw:g>
                  <svg:desc>Lab2.G147:Lab2.G1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ther</text:p>
                <draw:g>
                  <svg:desc>Lab2.G252:Lab2.G2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ool</text:p>
                <draw:g>
                  <svg:desc>Lab2.G253:Lab2.G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877">
                <text:p>0.024877</text:p>
                <draw:g>
                  <svg:desc>Lab2.A1:Lab2.A61</svg:desc>
                </draw:g>
              </table:table-cell>
              <table:table-cell office:value-type="float" office:value="0">
                <text:p>0</text:p>
                <draw:g>
                  <svg:desc>Lab2.B1:Lab2.B61</svg:desc>
                </draw:g>
              </table:table-cell>
              <table:table-cell office:value-type="float" office:value="0">
                <text:p>0</text:p>
                <draw:g>
                  <svg:desc>Lab2.A61:Lab2.A139</svg:desc>
                </draw:g>
              </table:table-cell>
              <table:table-cell office:value-type="float" office:value="0">
                <text:p>0</text:p>
                <draw:g>
                  <svg:desc>Lab2.B61:Lab2.B139</svg:desc>
                </draw:g>
              </table:table-cell>
              <table:table-cell office:value-type="float" office:value="0">
                <text:p>0</text:p>
                <draw:g>
                  <svg:desc>Lab2.A140:Lab2.A172</svg:desc>
                </draw:g>
              </table:table-cell>
              <table:table-cell office:value-type="float" office:value="0">
                <text:p>0</text:p>
                <draw:g>
                  <svg:desc>Lab2.B140:Lab2.B172</svg:desc>
                </draw:g>
              </table:table-cell>
              <table:table-cell office:value-type="float" office:value="0.016411">
                <text:p>0.016411</text:p>
                <draw:g>
                  <svg:desc>Lab2.A173:Lab2.A252</svg:desc>
                </draw:g>
              </table:table-cell>
              <table:table-cell office:value-type="float" office:value="0">
                <text:p>0</text:p>
                <draw:g>
                  <svg:desc>Lab2.B173:Lab2.B252</svg:desc>
                </draw:g>
              </table:table-cell>
              <table:table-cell office:value-type="float" office:value="0">
                <text:p>0</text:p>
                <draw:g>
                  <svg:desc>Lab2.A253:Lab2.A287</svg:desc>
                </draw:g>
              </table:table-cell>
              <table:table-cell office:value-type="float" office:value="0">
                <text:p>0</text:p>
                <draw:g>
                  <svg:desc>Lab2.B253:Lab2.B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861">
                <text:p>0.068861</text:p>
              </table:table-cell>
              <table:table-cell office:value-type="float" office:value="0.035514">
                <text:p>0.035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564">
                <text:p>0.036564</text:p>
              </table:table-cell>
              <table:table-cell office:value-type="float" office:value="0.042761">
                <text:p>0.042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806">
                <text:p>0.053806</text:p>
              </table:table-cell>
              <table:table-cell office:value-type="float" office:value="0.042067">
                <text:p>0.042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6551">
                <text:p>0.096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348">
                <text:p>0.070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49">
                <text:p>0.04349</text:p>
              </table:table-cell>
              <table:table-cell office:value-type="float" office:value="0.045901">
                <text:p>0.045901</text:p>
              </table:table-cell>
              <table:table-cell office:value-type="float" office:value="0.023809">
                <text:p>0.023809</text:p>
              </table:table-cell>
              <table:table-cell office:value-type="float" office:value="0.032708">
                <text:p>0.032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296">
                <text:p>0.058296</text:p>
              </table:table-cell>
              <table:table-cell office:value-type="float" office:value="0.028029">
                <text:p>0.028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822">
                <text:p>0.005822</text:p>
              </table:table-cell>
              <table:table-cell office:value-type="float" office:value="0.000431">
                <text:p>0.000431</text:p>
              </table:table-cell>
              <table:table-cell office:value-type="float" office:value="0.078886">
                <text:p>0.078886</text:p>
              </table:table-cell>
              <table:table-cell office:value-type="float" office:value="0.052327">
                <text:p>0.052327</text:p>
              </table:table-cell>
              <table:table-cell office:value-type="float" office:value="0">
                <text:p>0</text:p>
              </table:table-cell>
              <table:table-cell office:value-type="float" office:value="0.005541">
                <text:p>0.005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744">
                <text:p>0.018744</text:p>
              </table:table-cell>
              <table:table-cell office:value-type="float" office:value="0.018207">
                <text:p>0.018207</text:p>
              </table:table-cell>
              <table:table-cell office:value-type="float" office:value="0.050049">
                <text:p>0.050049</text:p>
              </table:table-cell>
              <table:table-cell office:value-type="float" office:value="0.031839">
                <text:p>0.03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5454">
                <text:p>0.1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873">
                <text:p>0.118873</text:p>
              </table:table-cell>
              <table:table-cell office:value-type="float" office:value="0.069845">
                <text:p>0.06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204">
                <text:p>0.030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388">
                <text:p>0.057388</text:p>
              </table:table-cell>
              <table:table-cell office:value-type="float" office:value="0.034457">
                <text:p>0.034457</text:p>
              </table:table-cell>
              <table:table-cell office:value-type="float" office:value="0.015519">
                <text:p>0.015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262">
                <text:p>0.051262</text:p>
              </table:table-cell>
              <table:table-cell office:value-type="float" office:value="0.072993">
                <text:p>0.072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582">
                <text:p>0.046582</text:p>
              </table:table-cell>
              <table:table-cell office:value-type="float" office:value="0.038799">
                <text:p>0.038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17">
                <text:p>0.007217</text:p>
              </table:table-cell>
              <table:table-cell office:value-type="float" office:value="0.007372">
                <text:p>0.007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075">
                <text:p>0.025075</text:p>
              </table:table-cell>
              <table:table-cell office:value-type="float" office:value="0.010433">
                <text:p>0.010433</text:p>
              </table:table-cell>
              <table:table-cell office:value-type="float" office:value="0.171644">
                <text:p>0.171644</text:p>
              </table:table-cell>
              <table:table-cell office:value-type="float" office:value="0">
                <text:p>0</text:p>
              </table:table-cell>
              <table:table-cell office:value-type="float" office:value="0.000045">
                <text:p>0.000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01">
                <text:p>0.01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873">
                <text:p>0.020873</text:p>
              </table:table-cell>
              <table:table-cell office:value-type="float" office:value="0.003311">
                <text:p>0.003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2565">
                <text:p>0.08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403">
                <text:p>0.012403</text:p>
              </table:table-cell>
              <table:table-cell office:value-type="float" office:value="0.008151">
                <text:p>0.008151</text:p>
              </table:table-cell>
              <table:table-cell office:value-type="float" office:value="0.083758">
                <text:p>0.083758</text:p>
              </table:table-cell>
              <table:table-cell office:value-type="float" office:value="0.076241">
                <text:p>0.076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858">
                <text:p>0.060858</text:p>
              </table:table-cell>
              <table:table-cell office:value-type="float" office:value="0.010034">
                <text:p>0.010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542">
                <text:p>0.020542</text:p>
              </table:table-cell>
              <table:table-cell office:value-type="float" office:value="0.014931">
                <text:p>0.014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113">
                <text:p>0.063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48">
                <text:p>0.08348</text:p>
              </table:table-cell>
              <table:table-cell office:value-type="float" office:value="0.083621">
                <text:p>0.083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285">
                <text:p>0.099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276">
                <text:p>0.029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562">
                <text:p>0.053562</text:p>
              </table:table-cell>
              <table:table-cell office:value-type="float" office:value="0.04356">
                <text:p>0.04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31">
                <text:p>0.07631</text:p>
              </table:table-cell>
              <table:table-cell office:value-type="float" office:value="0.054772">
                <text:p>0.05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1167">
                <text:p>0.14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515">
                <text:p>0.034515</text:p>
              </table:table-cell>
              <table:table-cell office:value-type="float" office:value="0.038786">
                <text:p>0.03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418">
                <text:p>0.06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34">
                <text:p>0.013334</text:p>
              </table:table-cell>
              <table:table-cell office:value-type="float" office:value="0.014461">
                <text:p>0.01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256">
                <text:p>0.005256</text:p>
              </table:table-cell>
              <table:table-cell office:value-type="float" office:value="0">
                <text:p>0</text:p>
              </table:table-cell>
              <table:table-cell office:value-type="float" office:value="0.03017">
                <text:p>0.03017</text:p>
              </table:table-cell>
              <table:table-cell office:value-type="float" office:value="0.022645">
                <text:p>0.02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545">
                <text:p>0.1015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28">
                <text:p>0.0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426">
                <text:p>0.044426</text:p>
              </table:table-cell>
              <table:table-cell office:value-type="float" office:value="0.015719">
                <text:p>0.01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672">
                <text:p>0.086672</text:p>
              </table:table-cell>
              <table:table-cell office:value-type="float" office:value="0.039403">
                <text:p>0.03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136">
                <text:p>0.081136</text:p>
              </table:table-cell>
              <table:table-cell office:value-type="float" office:value="0.058285">
                <text:p>0.05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424">
                <text:p>0.0624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9628">
                <text:p>0.14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57">
                <text:p>0.0054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043">
                <text:p>0.01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932">
                <text:p>0.024932</text:p>
              </table:table-cell>
              <table:table-cell office:value-type="float" office:value="0.00864">
                <text:p>0.0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05">
                <text:p>0.00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862">
                <text:p>0.083862</text:p>
              </table:table-cell>
              <table:table-cell office:value-type="float" office:value="0.057337">
                <text:p>0.05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47">
                <text:p>0.0006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9016">
                <text:p>0.119016</text:p>
              </table:table-cell>
              <table:table-cell office:value-type="float" office:value="0.004384">
                <text:p>0.00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231">
                <text:p>0.024231</text:p>
              </table:table-cell>
              <table:table-cell office:value-type="float" office:value="0.036006">
                <text:p>0.036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648">
                <text:p>0.129648</text:p>
              </table:table-cell>
              <table:table-cell office:value-type="float" office:value="0.020079">
                <text:p>0.02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958">
                <text:p>0.0369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1">
                <text:p>0.001781</text:p>
              </table:table-cell>
              <table:table-cell office:value-type="float" office:value="0.022776">
                <text:p>0.02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86">
                <text:p>0.041586</text:p>
              </table:table-cell>
              <table:table-cell office:value-type="float" office:value="0.021497">
                <text:p>0.02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07">
                <text:p>0.005407</text:p>
              </table:table-cell>
              <table:table-cell office:value-type="float" office:value="0.001827">
                <text:p>0.00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61">
                <text:p>0.072861</text:p>
              </table:table-cell>
              <table:table-cell office:value-type="float" office:value="0.054311">
                <text:p>0.05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242">
                <text:p>0.1212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905">
                <text:p>0.080905</text:p>
              </table:table-cell>
              <table:table-cell office:value-type="float" office:value="0.000289">
                <text:p>0.00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188">
                <text:p>0.020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743">
                <text:p>0.084743</text:p>
              </table:table-cell>
              <table:table-cell office:value-type="float" office:value="0.056098">
                <text:p>0.05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08">
                <text:p>0.0346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294">
                <text:p>0.1042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457">
                <text:p>0.042457</text:p>
              </table:table-cell>
              <table:table-cell office:value-type="float" office:value="0.000418">
                <text:p>0.00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9">
                <text:p>0.08229</text:p>
              </table:table-cell>
              <table:table-cell office:value-type="float" office:value="0.001317">
                <text:p>0.00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scatter" chart:style-name="ch1">
        <chart:title svg:x="4.019cm" svg:y="0.316cm" chart:style-name="ch2">
          <text:p>Analyse des caractéristiques de Homer</text:p>
        </chart:title>
        <chart:legend chart:legend-position="end" svg:x="14.197cm" svg:y="3.21cm" style:legend-expansion="high" chart:style-name="ch3"/>
        <chart:plot-area chart:style-name="ch4" table:cell-range-address="Lab2.C140:Lab2.D172 Lab2.G172:Lab2.G172 Lab2.G240:Lab2.G240 Lab2.D173:Lab2.D287 Lab2.G253:Lab2.G253 Lab2.G134:Lab2.G134 Lab2.D1:Lab2.D139 Lab2.G48:Lab2.G48" chart:data-source-has-labels="row" svg:x="1.331cm" svg:y="1.301cm" svg:width="12.546cm" svg:height="6.548cm">
          <chartooo:coordinate-region svg:x="2.243cm" svg:y="1.5cm" svg:width="11.303cm" svg:height="5.702cm"/>
          <chart:axis chart:dimension="x" chart:name="primary-x" chart:style-name="ch5">
            <chart:title svg:x="7.11cm" svg:y="8.029cm" chart:style-name="ch6">
              <text:p>Barbe</text:p>
            </chart:title>
          </chart:axis>
          <chart:axis chart:dimension="y" chart:name="primary-y" chart:style-name="ch5">
            <chart:title svg:x="0.451cm" svg:y="5.28cm" chart:style-name="ch7">
              <text:p>Pantalon</text:p>
            </chart:title>
            <chart:grid chart:style-name="ch8" chart:class="major"/>
          </chart:axis>
          <chart:series chart:style-name="ch9" chart:values-cell-range-address="Lab2.D140:Lab2.D172" chart:label-cell-address="Lab2.G172:Lab2.G172" chart:class="chart:scatter">
            <chart:domain table:cell-range-address="Lab2.C140:Lab2.C172"/>
            <chart:data-point chart:repeated="33"/>
          </chart:series>
          <chart:series chart:style-name="ch10" chart:values-cell-range-address="Lab2.D173:Lab2.D252" chart:label-cell-address="Lab2.G240:Lab2.G240" chart:class="chart:scatter">
            <chart:domain table:cell-range-address="Lab2.C173:Lab2.C252"/>
            <chart:data-point chart:repeated="80"/>
          </chart:series>
          <chart:series chart:style-name="ch11" chart:values-cell-range-address="Lab2.D253:Lab2.D287" chart:label-cell-address="Lab2.G253:Lab2.G253" chart:class="chart:scatter">
            <chart:domain table:cell-range-address="Lab2.C253:Lab2.C287"/>
            <chart:data-point chart:repeated="35"/>
          </chart:series>
          <chart:series chart:style-name="ch12" chart:values-cell-range-address="Lab2.D62:Lab2.D139" chart:label-cell-address="Lab2.G134:Lab2.G134" chart:class="chart:scatter">
            <chart:domain table:cell-range-address="Lab2.C62:Lab2.C139"/>
            <chart:data-point chart:repeated="78"/>
          </chart:series>
          <chart:series chart:style-name="ch13" chart:values-cell-range-address="Lab2.D1:Lab2.D61" chart:label-cell-address="Lab2.G48:Lab2.G48" chart:class="chart:scatter">
            <chart:domain table:cell-range-address="Lab2.C1:Lab2.C61"/>
            <chart:data-point chart:repeated="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isa</text:p>
                <draw:g>
                  <svg:desc>Lab2.G172:Lab2.G17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Other</text:p>
                <draw:g>
                  <svg:desc>Lab2.G240:Lab2.G24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chool</text:p>
                <draw:g>
                  <svg:desc>Lab2.G253:Lab2.G25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art</text:p>
                <draw:g>
                  <svg:desc>Lab2.G134:Lab2.G1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Homer</text:p>
                <draw:g>
                  <svg:desc>Lab2.G48:Lab2.G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b2.C140:Lab2.C172</svg:desc>
                </draw:g>
              </table:table-cell>
              <table:table-cell office:value-type="float" office:value="0">
                <text:p>0</text:p>
                <draw:g>
                  <svg:desc>Lab2.D140:Lab2.D172</svg:desc>
                </draw:g>
              </table:table-cell>
              <table:table-cell office:value-type="float" office:value="0">
                <text:p>0</text:p>
                <draw:g>
                  <svg:desc>Lab2.C173:Lab2.C252</svg:desc>
                </draw:g>
              </table:table-cell>
              <table:table-cell office:value-type="float" office:value="0">
                <text:p>0</text:p>
                <draw:g>
                  <svg:desc>Lab2.D173:Lab2.D252</svg:desc>
                </draw:g>
              </table:table-cell>
              <table:table-cell office:value-type="float" office:value="0">
                <text:p>0</text:p>
                <draw:g>
                  <svg:desc>Lab2.C253:Lab2.C287</svg:desc>
                </draw:g>
              </table:table-cell>
              <table:table-cell office:value-type="float" office:value="0">
                <text:p>0</text:p>
                <draw:g>
                  <svg:desc>Lab2.D253:Lab2.D287</svg:desc>
                </draw:g>
              </table:table-cell>
              <table:table-cell office:value-type="float" office:value="0">
                <text:p>0</text:p>
                <draw:g>
                  <svg:desc>Lab2.C62:Lab2.C139</svg:desc>
                </draw:g>
              </table:table-cell>
              <table:table-cell office:value-type="float" office:value="0">
                <text:p>0</text:p>
                <draw:g>
                  <svg:desc>Lab2.D62:Lab2.D139</svg:desc>
                </draw:g>
              </table:table-cell>
              <table:table-cell office:value-type="float" office:value="0.009589">
                <text:p>0.009589</text:p>
                <draw:g>
                  <svg:desc>Lab2.C1:Lab2.C61</svg:desc>
                </draw:g>
              </table:table-cell>
              <table:table-cell office:value-type="float" office:value="0.169589">
                <text:p>0.169589</text:p>
                <draw:g>
                  <svg:desc>Lab2.D1:Lab2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66">
                <text:p>0.04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02">
                <text:p>0.006202</text:p>
              </table:table-cell>
              <table:table-cell office:value-type="float" office:value="0">
                <text:p>0</text:p>
              </table:table-cell>
              <table:table-cell office:value-type="float" office:value="0.04184">
                <text:p>0.04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54">
                <text:p>0.010854</text:p>
              </table:table-cell>
              <table:table-cell office:value-type="float" office:value="0.081341">
                <text:p>0.081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27">
                <text:p>0.018627</text:p>
              </table:table-cell>
              <table:table-cell office:value-type="float" office:value="0.087253">
                <text:p>0.087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43">
                <text:p>0.002043</text:p>
              </table:table-cell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  <table:table-cell office:value-type="float" office:value="0.000253">
                <text:p>0.000253</text:p>
              </table:table-cell>
              <table:table-cell office:value-type="float" office:value="0.009423">
                <text:p>0.009423</text:p>
              </table:table-cell>
              <table:table-cell office:value-type="float" office:value="0.097141">
                <text:p>0.097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425">
                <text:p>0.000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564">
                <text:p>0.03856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28">
                <text:p>0.007528</text:p>
              </table:table-cell>
              <table:table-cell office:value-type="float" office:value="0.100145">
                <text:p>0.10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375">
                <text:p>0.006375</text:p>
              </table:table-cell>
              <table:table-cell office:value-type="float" office:value="0.034424">
                <text:p>0.034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22">
                <text:p>0.010322</text:p>
              </table:table-cell>
              <table:table-cell office:value-type="float" office:value="0.112535">
                <text:p>0.112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52">
                <text:p>0.013752</text:p>
              </table:table-cell>
              <table:table-cell office:value-type="float" office:value="0.149074">
                <text:p>0.149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075">
                <text:p>0.02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09">
                <text:p>0.00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528">
                <text:p>0.024528</text:p>
              </table:table-cell>
              <table:table-cell office:value-type="float" office:value="0">
                <text:p>0</text:p>
              </table:table-cell>
              <table:table-cell office:value-type="float" office:value="0.014057">
                <text:p>0.014057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56">
                <text:p>0.000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95">
                <text:p>0.01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236">
                <text:p>0.016236</text:p>
              </table:table-cell>
              <table:table-cell office:value-type="float" office:value="0.137968">
                <text:p>0.137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73">
                <text:p>0.000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07">
                <text:p>0.010207</text:p>
              </table:table-cell>
              <table:table-cell office:value-type="float" office:value="0.099941">
                <text:p>0.09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64">
                <text:p>0.002564</text:p>
              </table:table-cell>
              <table:table-cell office:value-type="float" office:value="0">
                <text:p>0</text:p>
              </table:table-cell>
              <table:table-cell office:value-type="float" office:value="0.013654">
                <text:p>0.013654</text:p>
              </table:table-cell>
              <table:table-cell office:value-type="float" office:value="0.127887">
                <text:p>0.127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26">
                <text:p>0.014626</text:p>
              </table:table-cell>
              <table:table-cell office:value-type="float" office:value="0.105602">
                <text:p>0.105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04">
                <text:p>0.000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  <table:table-cell office:value-type="float" office:value="0.025803">
                <text:p>0.025803</text:p>
              </table:table-cell>
              <table:table-cell office:value-type="float" office:value="0.133486">
                <text:p>0.133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86">
                <text:p>0.012086</text:p>
              </table:table-cell>
              <table:table-cell office:value-type="float" office:value="0.133303">
                <text:p>0.133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41">
                <text:p>0.000441</text:p>
              </table:table-cell>
              <table:table-cell office:value-type="float" office:value="0">
                <text:p>0</text:p>
              </table:table-cell>
              <table:table-cell office:value-type="float" office:value="0.000174">
                <text:p>0.000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87">
                <text:p>0.003087</text:p>
              </table:table-cell>
              <table:table-cell office:value-type="float" office:value="0.09455">
                <text:p>0.09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23">
                <text:p>0.004923</text:p>
              </table:table-cell>
              <table:table-cell office:value-type="float" office:value="0.135158">
                <text:p>0.135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77">
                <text:p>0.000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2">
                <text:p>0.00112</text:p>
              </table:table-cell>
              <table:table-cell office:value-type="float" office:value="0.020362">
                <text:p>0.02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996">
                <text:p>0.016996</text:p>
              </table:table-cell>
              <table:table-cell office:value-type="float" office:value="0.039317">
                <text:p>0.039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246">
                <text:p>0.01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613">
                <text:p>0.165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6">
                <text:p>0.000086</text:p>
              </table:table-cell>
              <table:table-cell office:value-type="float" office:value="0.07689">
                <text:p>0.0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8">
                <text:p>0.000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31">
                <text:p>0.000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46">
                <text:p>0.000846</text:p>
              </table:table-cell>
              <table:table-cell office:value-type="float" office:value="0.024127">
                <text:p>0.024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5">
                <text:p>0.00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73">
                <text:p>0.000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693">
                <text:p>0.044693</text:p>
              </table:table-cell>
              <table:table-cell office:value-type="float" office:value="0">
                <text:p>0</text:p>
              </table:table-cell>
              <table:table-cell office:value-type="float" office:value="0.000077">
                <text:p>0.000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8">
                <text:p>0.000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42">
                <text:p>0.0005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8">
                <text:p>0.00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59">
                <text:p>0.00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2">
                <text:p>0.00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23">
                <text:p>0.000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94">
                <text:p>0.000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81">
                <text:p>0.00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22">
                <text:p>0.001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0194">
                <text:p>0.000194</text:p>
              </table:table-cell>
              <table:table-cell office:value-type="float" office:value="0.012074">
                <text:p>0.01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92">
                <text:p>0.0002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8">
                <text:p>0.00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6">
                <text:p>0.00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9">
                <text:p>0.0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3">
                <text:p>0.0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39">
                <text:p>0.0003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67">
                <text:p>0.013367</text:p>
              </table:table-cell>
              <table:table-cell office:value-type="float" office:value="0.022021">
                <text:p>0.022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07">
                <text:p>0.015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21">
                <text:p>0.01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49">
                <text:p>0.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01">
                <text:p>0.001701</text:p>
              </table:table-cell>
              <table:table-cell office:value-type="float" office:value="0.053091">
                <text:p>0.053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4">
                <text:p>0.000024</text:p>
              </table:table-cell>
              <table:table-cell office:value-type="float" office:value="0">
                <text:p>0</text:p>
              </table:table-cell>
              <table:table-cell office:value-type="float" office:value="0.00843">
                <text:p>0.00843</text:p>
              </table:table-cell>
              <table:table-cell office:value-type="float" office:value="0.111719">
                <text:p>0.111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96">
                <text:p>0.025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63">
                <text:p>0.0012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">
                <text:p>0.00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19">
                <text:p>0.0033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6">
                <text:p>0.0004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3">
                <text:p>0.0003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02">
                <text:p>0.0003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65cm" svg:y="0.316cm" chart:style-name="ch2">
          <text:p>Analyse des caractéristiques de Lisa</text:p>
        </chart:title>
        <chart:legend chart:legend-position="end" svg:x="14.187cm" svg:y="3.205cm" style:legend-expansion="high" chart:style-name="ch3"/>
        <chart:plot-area chart:style-name="ch4" table:cell-range-address="Lab2.E1:Lab2.F61 Lab2.G1:Lab2.G1 Lab2.G173:Lab2.G173 Lab2.F140:Lab2.F287 Lab2.G253:Lab2.G253 Lab2.G62:Lab2.G62 Lab2.F62:Lab2.G139 Lab2.G140:Lab2.G140" chart:data-source-has-labels="row" svg:x="1.331cm" svg:y="1.301cm" svg:width="12.536cm" svg:height="6.538cm">
          <chartooo:coordinate-region svg:x="1.952cm" svg:y="1.5cm" svg:width="11.675cm" svg:height="5.692cm"/>
          <chart:axis chart:dimension="x" chart:name="primary-x" chart:style-name="ch5">
            <chart:title svg:x="7.145cm" svg:y="8.019cm" chart:style-name="ch6">
              <text:p>Robe</text:p>
            </chart:title>
          </chart:axis>
          <chart:axis chart:dimension="y" chart:name="primary-y" chart:style-name="ch5">
            <chart:title svg:x="0.451cm" svg:y="5.924cm" chart:style-name="ch7">
              <text:p>Nombre de perles</text:p>
            </chart:title>
            <chart:grid chart:style-name="ch8" chart:class="major"/>
          </chart:axis>
          <chart:series chart:style-name="ch9" chart:values-cell-range-address="Lab2.F1:Lab2.F61" chart:label-cell-address="Lab2.G1:Lab2.G1" chart:class="chart:scatter">
            <chart:domain table:cell-range-address="Lab2.E1:Lab2.E61"/>
            <chart:data-point chart:repeated="61"/>
          </chart:series>
          <chart:series chart:style-name="ch10" chart:values-cell-range-address="Lab2.F173:Lab2.F252" chart:label-cell-address="Lab2.G173:Lab2.G173" chart:class="chart:scatter">
            <chart:domain table:cell-range-address="Lab2.E173:Lab2.E252"/>
            <chart:data-point chart:repeated="80"/>
          </chart:series>
          <chart:series chart:style-name="ch11" chart:values-cell-range-address="Lab2.F253:Lab2.F287" chart:label-cell-address="Lab2.G253:Lab2.G253" chart:class="chart:scatter">
            <chart:domain table:cell-range-address="Lab2.E253:Lab2.E287"/>
            <chart:data-point chart:repeated="35"/>
          </chart:series>
          <chart:series chart:style-name="ch12" chart:values-cell-range-address="Lab2.F62:Lab2.G139" chart:label-cell-address="Lab2.G62:Lab2.G62" chart:class="chart:scatter">
            <chart:domain table:cell-range-address="Lab2.E62:Lab2.E139"/>
            <chart:data-point chart:repeated="156"/>
          </chart:series>
          <chart:series chart:style-name="ch13" chart:values-cell-range-address="Lab2.F140:Lab2.F172" chart:label-cell-address="Lab2.G140:Lab2.G140" chart:class="chart:scatter">
            <chart:domain table:cell-range-address="Lab2.E140:Lab2.E172"/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omer</text:p>
                <draw:g>
                  <svg:desc>Lab2.G1:Lab2.G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ther</text:p>
                <draw:g>
                  <svg:desc>Lab2.G173:Lab2.G17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chool</text:p>
                <draw:g>
                  <svg:desc>Lab2.G253:Lab2.G25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art</text:p>
                <draw:g>
                  <svg:desc>Lab2.G62:Lab2.G6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a</text:p>
                <draw:g>
                  <svg:desc>Lab2.G140:Lab2.G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18">
                <text:p>0.001018</text:p>
                <draw:g>
                  <svg:desc>Lab2.E1:Lab2.E61</svg:desc>
                </draw:g>
              </table:table-cell>
              <table:table-cell office:value-type="float" office:value="1">
                <text:p>1</text:p>
                <draw:g>
                  <svg:desc>Lab2.F1:Lab2.F61</svg:desc>
                </draw:g>
              </table:table-cell>
              <table:table-cell office:value-type="float" office:value="0.010527">
                <text:p>0.010527</text:p>
                <draw:g>
                  <svg:desc>Lab2.E173:Lab2.E252</svg:desc>
                </draw:g>
              </table:table-cell>
              <table:table-cell office:value-type="float" office:value="0">
                <text:p>0</text:p>
                <draw:g>
                  <svg:desc>Lab2.F173:Lab2.F252</svg:desc>
                </draw:g>
              </table:table-cell>
              <table:table-cell office:value-type="float" office:value="0">
                <text:p>0</text:p>
                <draw:g>
                  <svg:desc>Lab2.E253:Lab2.E287</svg:desc>
                </draw:g>
              </table:table-cell>
              <table:table-cell office:value-type="float" office:value="0">
                <text:p>0</text:p>
                <draw:g>
                  <svg:desc>Lab2.F253:Lab2.F287</svg:desc>
                </draw:g>
              </table:table-cell>
              <table:table-cell office:value-type="float" office:value="0.000444">
                <text:p>0.000444</text:p>
                <draw:g>
                  <svg:desc>Lab2.E62:Lab2.E139</svg:desc>
                </draw:g>
              </table:table-cell>
              <table:table-cell office:value-type="float" office:value="8">
                <text:p>8</text:p>
                <draw:g>
                  <svg:desc>Lab2.F62:Lab2.G139</svg:desc>
                </draw:g>
              </table:table-cell>
              <table:table-cell office:value-type="float" office:value="0.022374">
                <text:p>0.022374</text:p>
                <draw:g>
                  <svg:desc>Lab2.E140:Lab2.E172</svg:desc>
                </draw:g>
              </table:table-cell>
              <table:table-cell office:value-type="float" office:value="2">
                <text:p>2</text:p>
                <draw:g>
                  <svg:desc>Lab2.F140:Lab2.F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187705">
                <text:p>0.1877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391">
                <text:p>0.009391</text:p>
              </table:table-cell>
              <table:table-cell office:value-type="float" office:value="21">
                <text:p>21</text:p>
              </table:table-cell>
              <table:table-cell office:value-type="float" office:value="0.094842">
                <text:p>0.09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13646">
                <text:p>0.013646</text:p>
              </table:table-cell>
              <table:table-cell office:value-type="float" office:value="8">
                <text:p>8</text:p>
              </table:table-cell>
              <table:table-cell office:value-type="float" office:value="0.047696">
                <text:p>0.047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67">
                <text:p>0.02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49">
                <text:p>0.0003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87399">
                <text:p>0.087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9314">
                <text:p>0.09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63428">
                <text:p>0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4">
                <text:p>0.0000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37823">
                <text:p>0.037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46">
                <text:p>0.0005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0869">
                <text:p>0.000869</text:p>
              </table:table-cell>
              <table:table-cell office:value-type="float" office:value="4">
                <text:p>4</text:p>
              </table:table-cell>
              <table:table-cell office:value-type="float" office:value="0.071349">
                <text:p>0.071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8">
                <text:p>0.000038</text:p>
              </table:table-cell>
              <table:table-cell office:value-type="float" office:value="3">
                <text:p>3</text:p>
              </table:table-cell>
              <table:table-cell office:value-type="float" office:value="0.042839">
                <text:p>0.0428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47638">
                <text:p>0.047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48319">
                <text:p>0.0483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62957">
                <text:p>0.0629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23">
                <text:p>0.000223</text:p>
              </table:table-cell>
              <table:table-cell office:value-type="float" office:value="5">
                <text:p>5</text:p>
              </table:table-cell>
              <table:table-cell office:value-type="float" office:value="0.025752">
                <text:p>0.0257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01051">
                <text:p>0.001051</text:p>
              </table:table-cell>
              <table:table-cell office:value-type="float" office:value="1">
                <text:p>1</text:p>
              </table:table-cell>
              <table:table-cell office:value-type="float" office:value="0.016936">
                <text:p>0.01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195">
                <text:p>0.00619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14223">
                <text:p>0.014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817">
                <text:p>0.0008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23461">
                <text:p>0.023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149">
                <text:p>0.00214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3163">
                <text:p>0.03163</text:p>
              </table:table-cell>
              <table:table-cell office:value-type="float" office:value="10">
                <text:p>10</text:p>
              </table:table-cell>
              <table:table-cell office:value-type="float" office:value="0.10085">
                <text:p>0.1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20752">
                <text:p>0.020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75567">
                <text:p>0.075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41517">
                <text:p>0.041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0467">
                <text:p>0.000467</text:p>
              </table:table-cell>
              <table:table-cell office:value-type="float" office:value="12">
                <text:p>12</text:p>
              </table:table-cell>
              <table:table-cell office:value-type="float" office:value="0.029581">
                <text:p>0.029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67">
                <text:p>0.0000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615">
                <text:p>0.066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90108">
                <text:p>0.090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502">
                <text:p>0.111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65956">
                <text:p>0.065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537">
                <text:p>0.0005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73139">
                <text:p>0.073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244">
                <text:p>0.0012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00204">
                <text:p>0.0002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00622">
                <text:p>0.000622</text:p>
              </table:table-cell>
              <table:table-cell office:value-type="float" office:value="0">
                <text:p>0</text:p>
              </table:table-cell>
              <table:table-cell office:value-type="float" office:value="0.004996">
                <text:p>0.004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27">
                <text:p>0.0006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00245">
                <text:p>0.000245</text:p>
              </table:table-cell>
              <table:table-cell office:value-type="float" office:value="3">
                <text:p>3</text:p>
              </table:table-cell>
              <table:table-cell office:value-type="float" office:value="0.148756">
                <text:p>0.148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138">
                <text:p>0.0041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2341">
                <text:p>0.002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75">
                <text:p>0.0000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946">
                <text:p>0.067946</text:p>
              </table:table-cell>
              <table:table-cell office:value-type="float" office:value="9">
                <text:p>9</text:p>
              </table:table-cell>
              <table:table-cell office:value-type="float" office:value="0.057315">
                <text:p>0.057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29">
                <text:p>0.0006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37775">
                <text:p>0.0377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07471">
                <text:p>0.107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2204">
                <text:p>0.002204</text:p>
              </table:table-cell>
              <table:table-cell office:value-type="float" office:value="8">
                <text:p>8</text:p>
              </table:table-cell>
              <table:table-cell office:value-type="float" office:value="0.108315">
                <text:p>0.108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01042">
                <text:p>0.0010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37614">
                <text:p>0.0376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99">
                <text:p>0.0028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404">
                <text:p>0.00140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75">
                <text:p>0.00077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881">
                <text:p>0.0118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23">
                <text:p>0.0007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438">
                <text:p>0.001438</text:p>
              </table:table-cell>
              <table:table-cell office:value-type="float" office:value="8">
                <text:p>8</text:p>
              </table:table-cell>
              <table:table-cell office:value-type="float" office:value="0.040832">
                <text:p>0.0408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24">
                <text:p>0.0012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97">
                <text:p>0.0011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2">
                <text:p>0.00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628">
                <text:p>0.0016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5">
                <text:p>0.0006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08">
                <text:p>0.0003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7">
                <text:p>0.00153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3">
                <text:p>0.00104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9">
                <text:p>0.0004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58">
                <text:p>0.0015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6">
                <text:p>0.0030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19">
                <text:p>0.0060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8">
                <text:p>0.0011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71">
                <text:p>0.0477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